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ee81" officeooo:paragraph-rsid="0009ee81"/>
    </style:style>
    <style:style style:name="P2" style:family="paragraph" style:parent-style-name="Standard">
      <style:text-properties officeooo:rsid="000fd7e2" officeooo:paragraph-rsid="000fd7e2"/>
    </style:style>
  </office:automatic-styles>
  <office:body>
    <office:text>
      <text:tracked-changes>
        <text:changed-region xml:id="ct140462585364064" text:id="ct140462585364064">
          <text:insertion>
            <office:change-info>
              <dc:creator>Unknown Author</dc:creator>
              <dc:date>2022-10-13T23:00:31</dc:date>
            </office:change-info>
          </text:insertion>
        </text:changed-region>
        <text:changed-region xml:id="ct140462587845312" text:id="ct140462587845312">
          <text:deletion>
            <office:change-info>
              <dc:creator>Unknown Author</dc:creator>
              <dc:date>2022-10-13T23:01:19</dc:date>
            </office:change-info>
            <text:p text:style-name="P1">test </text:p>
          </text:deletion>
        </text:changed-region>
        <text:changed-region xml:id="ct140462780023008" text:id="ct140462780023008">
          <text:insertion>
            <office:change-info>
              <dc:creator>Unknown Author</dc:creator>
              <dc:date>2022-10-13T23:01:22</dc:date>
            </office:change-info>
          </text:insertion>
        </text:changed-region>
        <text:changed-region xml:id="ct140462654055952" text:id="ct140462654055952">
          <text:deletion>
            <office:change-info>
              <dc:creator>Unknown Author</dc:creator>
              <dc:date>2022-10-13T23:01:22</dc:date>
            </office:change-info>
            <text:p text:style-name="P1"><text:s/></text:p>
          </text:deletion>
        </text:changed-region>
        <text:changed-region xml:id="ct140463735480544" text:id="ct140463735480544">
          <text:insertion>
            <office:change-info>
              <dc:creator>Unknown Author</dc:creator>
              <dc:date>2022-10-13T23:0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change-start text:change-id="ct140462585364064"/>Reference document</text:h>
      <text:p text:style-name="P1"/>
      <text:p text:style-name="P1"><text:change-end text:change-id="ct140462585364064"/>This is a <text:change text:change-id="ct140462587845312"/>read<text:change-start text:change-id="ct140462780023008"/>-<text:change-end text:change-id="ct140462780023008"/><text:change text:change-id="ct140462654055952"/>only document. <text:change-start text:change-id="ct140463735480544"/></text:p>
      <text:h text:style-name="Heading_20_2" text:outline-level="2">Section</text:h>
      <text:p text:style-name="P2"/>
      <text:p text:style-name="P2">More information that is read-only.<text:change-end text:change-id="ct14046373548054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3T15:45:50.706807895</meta:creation-date>
    <meta:editing-duration>PT2M53S</meta:editing-duration>
    <meta:editing-cycles>4</meta:editing-cycles>
    <meta:generator>LibreOffice/7.3.6.2$MacOSX_X86_64 LibreOffice_project/c28ca90fd6e1a19e189fc16c05f8f8924961e12e</meta:generator>
    <dc:date>2022-10-13T23:01:52.324326047</dc:date>
    <meta:document-statistic meta:table-count="0" meta:image-count="0" meta:object-count="0" meta:page-count="1" meta:paragraph-count="4" meta:word-count="13" meta:character-count="90" meta:non-whitespace-character-count="80"/>
  </office:meta>
</office:document-meta>
</file>